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8pt" style:font-size-asian="8pt" style:font-size-complex="8pt"/>
    </style:style>
    <style:style style:name="P2" style:family="paragraph" style:parent-style-name="Standard">
      <style:text-properties style:font-name="Bitstream Vera Sans Mono" fo:font-size="8pt" officeooo:rsid="001d92f4" officeooo:paragraph-rsid="001d92f4" style:font-size-asian="8pt" style:font-size-complex="8pt"/>
    </style:style>
    <style:style style:name="P3" style:family="paragraph" style:parent-style-name="Standard">
      <style:text-properties style:font-name="Bitstream Vera Sans Mono" fo:font-size="8pt" officeooo:rsid="001d92f4" officeooo:paragraph-rsid="00254eec" style:font-size-asian="8pt" style:font-size-complex="8pt"/>
    </style:style>
    <style:style style:name="P4" style:family="paragraph" style:parent-style-name="Standard">
      <style:text-properties style:font-name="Bitstream Vera Sans Mono" fo:font-size="8pt" officeooo:rsid="001ef24d" officeooo:paragraph-rsid="001ef24d" style:font-size-asian="8pt" style:font-size-complex="8pt"/>
    </style:style>
    <style:style style:name="P5" style:family="paragraph" style:parent-style-name="Standard">
      <style:text-properties style:font-name="Bitstream Vera Sans Mono" fo:font-size="8pt" officeooo:rsid="001ef24d" officeooo:paragraph-rsid="00254eec" style:font-size-asian="8pt" style:font-size-complex="8pt"/>
    </style:style>
    <style:style style:name="P6" style:family="paragraph" style:parent-style-name="Standard">
      <style:text-properties style:font-name="Bitstream Vera Sans Mono" fo:font-size="8pt" officeooo:rsid="001ef24d" officeooo:paragraph-rsid="0025da68" style:font-size-asian="8pt" style:font-size-complex="8pt"/>
    </style:style>
    <style:style style:name="P7" style:family="paragraph" style:parent-style-name="Standard">
      <style:text-properties style:font-name="Bitstream Vera Sans Mono" fo:font-size="8pt" officeooo:rsid="001fcf6c" officeooo:paragraph-rsid="001fcf6c" style:font-size-asian="8pt" style:font-size-complex="8pt"/>
    </style:style>
    <style:style style:name="P8" style:family="paragraph" style:parent-style-name="Standard">
      <style:text-properties style:font-name="Bitstream Vera Sans Mono" fo:font-size="8pt" officeooo:rsid="0020d99b" officeooo:paragraph-rsid="0020d99b" style:font-size-asian="8pt" style:font-size-complex="8pt"/>
    </style:style>
    <style:style style:name="P9" style:family="paragraph" style:parent-style-name="Standard">
      <style:text-properties style:font-name="Bitstream Vera Sans Mono" fo:font-size="8pt" officeooo:rsid="0021d4c5" officeooo:paragraph-rsid="0021d4c5" style:font-size-asian="8pt" style:font-size-complex="8pt"/>
    </style:style>
    <style:style style:name="P10" style:family="paragraph" style:parent-style-name="Standard">
      <style:text-properties style:font-name="Bitstream Vera Sans Mono" fo:font-size="8pt" officeooo:rsid="002390f4" officeooo:paragraph-rsid="002390f4" style:font-size-asian="8pt" style:font-size-complex="8pt"/>
    </style:style>
    <style:style style:name="P11" style:family="paragraph" style:parent-style-name="Standard">
      <style:text-properties style:font-name="Bitstream Vera Sans Mono" fo:font-size="8pt" officeooo:rsid="00254eec" officeooo:paragraph-rsid="00254eec" style:font-size-asian="8pt" style:font-size-complex="8pt"/>
    </style:style>
    <style:style style:name="P12" style:family="paragraph" style:parent-style-name="Standard">
      <style:text-properties style:font-name="Bitstream Vera Sans Mono" fo:font-size="8pt" officeooo:rsid="00279aa4" officeooo:paragraph-rsid="00279aa4" style:font-size-asian="8pt" style:font-size-complex="8pt"/>
    </style:style>
    <style:style style:name="P13" style:family="paragraph" style:parent-style-name="Standard">
      <style:text-properties style:font-name="Bitstream Vera Sans Mono" fo:font-size="8pt" officeooo:paragraph-rsid="00291388" style:font-size-asian="8pt" style:font-size-complex="8pt"/>
    </style:style>
    <style:style style:name="P14" style:family="paragraph" style:parent-style-name="Standard">
      <style:text-properties style:font-name="Bitstream Vera Sans Mono" fo:font-size="8pt" officeooo:rsid="00291388" officeooo:paragraph-rsid="00291388" style:font-size-asian="8pt" style:font-size-complex="8pt"/>
    </style:style>
    <style:style style:name="P15" style:family="paragraph" style:parent-style-name="Standard">
      <style:text-properties style:font-name="Bitstream Vera Sans Mono" fo:font-size="8pt" officeooo:paragraph-rsid="0029d803" style:font-size-asian="8pt" style:font-size-complex="8pt"/>
    </style:style>
    <style:style style:name="P16" style:family="paragraph" style:parent-style-name="Standard">
      <style:text-properties style:font-name="Bitstream Vera Sans Mono" fo:font-size="8pt" officeooo:paragraph-rsid="002a3338" style:font-size-asian="8pt" style:font-size-complex="8pt"/>
    </style:style>
    <style:style style:name="P17" style:family="paragraph" style:parent-style-name="Standard">
      <style:text-properties style:font-name="Bitstream Vera Sans Mono" fo:font-size="8pt" officeooo:paragraph-rsid="00291388" fo:background-color="#ffff00" style:font-size-asian="8pt" style:font-size-complex="8pt"/>
    </style:style>
    <style:style style:name="P18" style:family="paragraph" style:parent-style-name="Standard">
      <style:text-properties style:font-name="Bitstream Vera Sans Mono" fo:font-size="8pt" officeooo:paragraph-rsid="002a3338" fo:background-color="#ffff00" style:font-size-asian="8pt" style:font-size-complex="8pt"/>
    </style:style>
    <style:style style:name="P19" style:family="paragraph" style:parent-style-name="Standard">
      <style:text-properties style:font-name="Bitstream Vera Sans Mono" fo:font-size="8pt" officeooo:paragraph-rsid="00291388" fo:background-color="transparent" style:font-size-asian="8pt" style:font-size-complex="8pt"/>
    </style:style>
    <style:style style:name="P20" style:family="paragraph" style:parent-style-name="Standard">
      <style:text-properties style:font-name="Bitstream Vera Sans Mono" fo:font-size="6pt" officeooo:rsid="001fcf6c" officeooo:paragraph-rsid="001fcf6c" style:font-size-asian="6pt" style:font-size-complex="6pt"/>
    </style:style>
    <style:style style:name="P21" style:family="paragraph" style:parent-style-name="Standard">
      <style:text-properties style:font-name="Bitstream Vera Sans Mono" fo:font-size="8pt" officeooo:rsid="0029d803" officeooo:paragraph-rsid="0029d803" style:font-size-asian="8pt" style:font-size-complex="8pt"/>
    </style:style>
    <style:style style:name="P22" style:family="paragraph" style:parent-style-name="Standard">
      <style:text-properties style:font-name="Bitstream Vera Sans Mono" fo:font-size="8pt" officeooo:paragraph-rsid="00291388" style:font-size-asian="8pt" style:font-size-complex="8pt"/>
    </style:style>
    <style:style style:name="P23" style:family="paragraph" style:parent-style-name="Standard">
      <style:text-properties style:font-name="Bitstream Vera Sans Mono" fo:font-size="8pt" officeooo:rsid="0030e4a6" officeooo:paragraph-rsid="0030e4a6" style:font-size-asian="8pt" style:font-size-complex="8pt"/>
    </style:style>
    <style:style style:name="T1" style:family="text">
      <style:text-properties officeooo:rsid="001fcf6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0d99b"/>
    </style:style>
    <style:style style:name="T4" style:family="text">
      <style:text-properties officeooo:rsid="0021d4c5"/>
    </style:style>
    <style:style style:name="T5" style:family="text">
      <style:text-properties officeooo:rsid="002390f4"/>
    </style:style>
    <style:style style:name="T6" style:family="text">
      <style:text-properties fo:background-color="#ffa6a6" loext:char-shading-value="0"/>
    </style:style>
    <style:style style:name="T7" style:family="text">
      <style:text-properties officeooo:rsid="0025da68"/>
    </style:style>
    <style:style style:name="T8" style:family="text">
      <style:text-properties officeooo:rsid="00274d85"/>
    </style:style>
    <style:style style:name="T9" style:family="text">
      <style:text-properties officeooo:rsid="00279aa4"/>
    </style:style>
    <style:style style:name="T10" style:family="text">
      <style:text-properties officeooo:rsid="0029d803"/>
    </style:style>
    <style:style style:name="T11" style:family="text">
      <style:text-properties officeooo:rsid="002a3338"/>
    </style:style>
    <style:style style:name="T12" style:family="text">
      <style:text-properties officeooo:rsid="002c292d"/>
    </style:style>
    <style:style style:name="T13" style:family="text">
      <style:text-properties officeooo:rsid="003267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wer up </text:p>
      <text:p text:style-name="P2">B4 B8 F8 09 FC 20 DD FF 0E 08 74 70 28 C9 A4 24 <text:s/></text:p>
      <text:p text:style-name="P2">B4 BC F8 40 3E EC 74 A4 4D F0 70 20 3E C7 43 1E </text:p>
      <text:p text:style-name="P2">8F 82 68 A4 34 CD 3C 01 5F 13 0F 98 64 A0 D6 9E </text:p>
      <text:p text:style-name="P2">78 4F 41 F9 5F B2 14 74 6C 45 C5 F9 F0 EC E4</text:p>
      <text:p text:style-name="P2"/>
      <text:p text:style-name="P3">55 AA 00 00 00 00 FF </text:p>
      <text:p text:style-name="P3">55 AA 00 01 00 00 00 </text:p>
      <text:p text:style-name="P3">55 AA 00 02 00 00 01 </text:p>
      <text:p text:style-name="P3">55 AA 00 08 00 00 <text:span text:style-name="T6">07</text:span> BF 84 DC C6 08 99 8E 8C A6 31 38 0A 9C 4A B9 C4 29 38 3E 0E 02 40 8A CC 8C 08 98 0A C0 57 B2 C1 E9 6C 45 C5 F9 FF 28 16 FC </text:p>
      <text:p text:style-name="P3">55 AA 00 00 00 00 FF </text:p>
      <text:p text:style-name="P3">55 AA 00 01 00 00 00 </text:p>
      <text:p text:style-name="P3">55 AA 00 02 00 00 01 </text:p>
      <text:p text:style-name="P3">55 AA 00 08 00 00 07 </text:p>
      <text:p text:style-name="P2">55 AA 00 00 00 00 FF <text:s text:c="21"/></text:p>
      <text:p text:style-name="P2"/>
      <text:p text:style-name="P4">Verbindung</text:p>
      <text:p text:style-name="P4">55 AA 00 00 00 00 FF 46 08 C4 8D 0C B6 FD 44 02 8B 0C 4E 8C A6 31 9C 0A 29 38 3E 0E E2 8C C8 20 </text:p>
      <text:p text:style-name="P5">AD C6 4A 44 1C 1A E8 64 A4 A4 F8 48 3C FC 55 AA 00 00 00 00 FF </text:p>
      <text:p text:style-name="P5">55 AA 00 01 00 00 00 </text:p>
      <text:p text:style-name="P5">55 AA 00 02 00 00 01 </text:p>
      <text:p text:style-name="P5">55 AA 00 08 00 00 07 </text:p>
      <text:p text:style-name="P5">55 AA 00 1C 00 08 01 14 0C 17 0E 19 26 03 AB </text:p>
      <text:p text:style-name="P5">55 AA 00 08 00 00 07 </text:p>
      <text:p text:style-name="P4">55 AA 00 00 00 00 FF </text:p>
      <text:p text:style-name="P4"/>
      <text:p text:style-name="P4">Nach einigen Sekunden (vmtl Wifi State);</text:p>
      <text:p text:style-name="P6"><text:tab/>55 AA 00 00 00 00 <text:span text:style-name="T6">FF</text:span> 2B FB <text:s/>FF F7 FF FF FF FF FB 1A 00 57 AF <text:s text:c="6"/></text:p>
      <text:p text:style-name="P6"/>
      <text:p text:style-name="P6"><text:span text:style-name="T7">Uhrzeit</text:span><text:tab/> <text:span text:style-name="T7">(2</text:span><text:span text:style-name="T8">3</text:span><text:span text:style-name="T7">.12.2020 15:1</text:span><text:span text:style-name="T8">7</text:span><text:span text:style-name="T7"> / </text:span><text:span text:style-name="T8">Mittwoch</text:span><text:span text:style-name="T7">)</text:span></text:p>
      <text:p text:style-name="P6"><text:tab/> <text:s text:c="20"/><text:span text:style-name="T8">20 12 23 15 17 31</text:span></text:p>
      <text:p text:style-name="P6"><text:tab/> <text:s text:c="20"/><text:span text:style-name="T8">YY MM DD HH MM SS Weekday</text:span></text:p>
      <text:p text:style-name="P6"><text:tab/>55 AA 00 1C 00 08 01 14 0C 17 0F 11 1F 03 9D <text:s text:c="9"/></text:p>
      <text:p text:style-name="P1"/>
      <text:p text:style-name="P4">Power </text:p>
      <text:p text:style-name="P4">off:<text:tab/>55 AA 00 06 00 05 <text:span text:style-name="T6">01</text:span> 01 00 01 00 0D <text:s text:c="5"/></text:p>
      <text:p text:style-name="P4">on:<text:tab/>55 AA 00 06 00 05 01 01 00 01 01 0E</text:p>
      <text:p text:style-name="P1"/>
      <text:p text:style-name="P4">Mode</text:p>
      <text:p text:style-name="P4">auto:<text:tab/>55 AA 00 06 00 05 <text:span text:style-name="T6">02</text:span> 04 00 01 00 11 </text:p>
      <text:p text:style-name="P4">manual:<text:tab/>55 AA 00 06 00 05 02 04 00 01 01 12</text:p>
      <text:p text:style-name="P4"/>
      <text:p text:style-name="P4">Temperatur Soll</text:p>
      <text:p text:style-name="P4">5C<text:tab/>55 AA 00 06 00 08 <text:span text:style-name="T6">10</text:span> 02 00 04 00 00 00 05 28</text:p>
      <text:p text:style-name="P4">10C<text:tab/>55 AA 00 06 00 08 10 02 00 04 00 00 00 0A 2D</text:p>
      <text:p text:style-name="P4">15C<text:tab/>55 AA 00 06 00 08 10 02 00 04 00 00 00 0F 32</text:p>
      <text:p text:style-name="P4">20C<text:tab/>55 AA 00 06 00 08 10 02 00 04 00 00 00 14 37</text:p>
      <text:p text:style-name="P7">35C<text:tab/>55 AA 00 06 00 08 10 02 00 04 00 00 00 23 46</text:p>
      <text:p text:style-name="P4"/>
      <text:p text:style-name="P1"/>
      <text:p text:style-name="P7">Freeze</text:p>
      <text:p text:style-name="P7">o<text:span text:style-name="T11">n</text:span><text:tab/>55 AA 00 06 00 05 <text:span text:style-name="T6">67</text:span> 01 00 01 01 74 </text:p>
      <text:p text:style-name="P7">o<text:span text:style-name="T11">ff(d)</text:span><text:tab/>55 AA 00 06 00 05 67 01 00 01 00 73</text:p>
      <text:p text:style-name="P7"/>
      <text:p text:style-name="P7">Schedules</text:p>
      <text:p text:style-name="P20">T1 21C<text:tab/>55 AA 00 06 00 1C <text:span text:style-name="T6">6C</text:span> 00 00 18 06 00 <text:span text:style-name="T2">15</text:span> 08 00 0F 0B 1E 0F 0C 1E 0F 11 00 16 16 00 0F 08 00 16 17 00 0F D8 </text:p>
      <text:p text:style-name="P20">T1 20C<text:tab/>55 AA 00 06 00 1C 6C 00 00 18 <text:span text:style-name="T2">06</text:span> 00 <text:span text:style-name="T2">14</text:span> 08 00 0F 0B 1E 0F 0C 1E 0F 11 00 16 16 00 0F 08 00 16 17 00 0F D7</text:p>
      <text:p text:style-name="P20">T1 7:00<text:tab/>55 AA 00 06 00 1C 6C 00 00 18 <text:span text:style-name="T2">07</text:span> <text:span text:style-name="T2">00</text:span> 14 08 00 0F 0B 1E 0F 0C 1E 0F 11 00 16 16 00 0F 08 00 16 17 00 0F D8 <text:s/></text:p>
      <text:p text:style-name="P20">T1 7:59<text:tab/>55 AA 00 06 00 1C 6C 00 00 18 07 <text:span text:style-name="T2">3B</text:span> 14 08 00 0F 0B 1E 0F 0C 1E 0F 11 00 16 16 00 0F 08 00 16 17 00 0F 13 </text:p>
      <text:p text:style-name="P7"/>
      <text:p text:style-name="P7">programming_mode <text:span text:style-name="T3">(off selected, if individual days on device selected)</text:span></text:p>
      <text:p text:style-name="P7">off<text:tab/><text:tab/><text:tab/>55 AA 00 06 00 05 <text:span text:style-name="T6">68</text:span> 04 00 01 00 77</text:p>
      <text:p text:style-name="P7">mode_weekend (default)<text:tab/>55 AA 00 06 00 05 68 04 00 01 01 78</text:p>
      <text:p text:style-name="P7">mode_single_break<text:tab/>55 AA 00 06 00 05 68 04 00 01 02 79</text:p>
      <text:p text:style-name="P7">mode_no_day_off<text:tab/><text:tab/>55 AA 00 06 00 05 68 04 00 01 03 7A</text:p>
      <text:p text:style-name="P7"/>
      <text:p text:style-name="P8">sensor selection</text:p>
      <text:p text:style-name="P8">in<text:tab/>55 AA 00 06 00 05 <text:span text:style-name="T6">2B</text:span> 04 00 01 00 3A</text:p>
      <text:p text:style-name="P8">out<text:tab/>55 AA 00 06 00 05 2B 04 00 01 01 3B </text:p>
      <text:p text:style-name="P8">boot<text:tab/>55 AA 00 06 00 05 2B 04 00 01 02 3C </text:p>
      <text:p text:style-name="P8"/>
      <text:p text:style-name="P8">Set temperature ceiling</text:p>
      <text:p text:style-name="P8"><text:soft-page-break/>30C<text:tab/>55 AA 00 06 00 08 <text:span text:style-name="T6">13</text:span> 02 00 04 00 00 00 1E 44</text:p>
      <text:p text:style-name="P8">35C (d)<text:tab/>55 AA 00 06 00 08 13 02 00 04 00 00 00 23 49 <text:s/></text:p>
      <text:p text:style-name="P8">40C<text:tab/>55 AA 00 06 00 08 13 02 00 04 00 00 00 28 4E</text:p>
      <text:p text:style-name="P8">95C<text:tab/>55 AA 00 06 00 08 13 02 00 04 00 00 00 5F 85</text:p>
      <text:p text:style-name="P8"/>
      <text:p text:style-name="P9">Lower limit of temperature</text:p>
      <text:p text:style-name="P9">5C(d)<text:tab/>55 AA 00 06 00 08 <text:span text:style-name="T6">1A</text:span> 02 00 04 00 00 00 05 32</text:p>
      <text:p text:style-name="P9">20C<text:tab/>55 AA 00 06 00 08 1A 02 00 04 00 00 00 14 41</text:p>
      <text:p text:style-name="P1"/>
      <text:p text:style-name="P9">Temperature correction</text:p>
      <text:p text:style-name="P9">-9<text:tab/>55 AA 00 06 00 08 <text:span text:style-name="T6">1B</text:span> 02 00 04 FF FF FF F7 22 </text:p>
      <text:p text:style-name="P9">-1<text:tab/>55 AA 00 06 00 08 1B 02 00 04 FF FF FF FF 2A<text:tab/></text:p>
      <text:p text:style-name="P9">0(d)<text:tab/>55 AA 00 06 00 08 1B 02 00 04 00 00 00 00 2E</text:p>
      <text:p text:style-name="P9">+9<text:tab/>55 AA 00 06 00 08 1B 02 00 04 00 00 00 09 37</text:p>
      <text:p text:style-name="P1"/>
      <text:p text:style-name="P10">temp_differ_on</text:p>
      <text:p text:style-name="P10">1(d)<text:tab/>55 AA 00 06 00 08 <text:span text:style-name="T6">6A</text:span> 02 00 04 00 00 00 01 7E</text:p>
      <text:p text:style-name="P10">5<text:tab/>55 AA 00 06 00 08 6A 02 00 04 00 00 00 05 82</text:p>
      <text:p text:style-name="P10"/>
      <text:p text:style-name="P10">temperature scale</text:p>
      <text:p text:style-name="P10">C(d)<text:tab/>55 AA 00 06 00 05 <text:span text:style-name="T6">17</text:span> 04 00 01 00 26</text:p>
      <text:p text:style-name="P10">F<text:tab/>55 AA 00 06 00 05 17 04 00 01 01 27</text:p>
      <text:p text:style-name="P10"/>
      <text:p text:style-name="P11">factory data reset</text:p>
      <text:p text:style-name="P11"><text:tab/>55 AA 00 06 00 05 <text:span text:style-name="T6">27</text:span> 01 00 01 01 34 </text:p>
      <text:p text:style-name="P11"><text:tab/>55 AA 00 06 00 05 27 01 00 01 01 34 <text:s/></text:p>
      <text:p text:style-name="P11"><text:tab/>55 AA 00 06 00 05 27 01 00 01 01 34</text:p>
      <text:p text:style-name="P11"/>
      <text:p text:style-name="P12">child lock</text:p>
      <text:p text:style-name="P12">off(d)<text:tab/>55 AA 00 06 00 05 <text:span text:style-name="T6">28</text:span> 01 00 01 00 34</text:p>
      <text:p text:style-name="P12">on<text:tab/>55 AA 00 06 00 05 28 01 00 01 01 35</text:p>
      <text:p text:style-name="P1"/>
      <text:p text:style-name="P1">55 aa 03 07 00 05 <text:span text:style-name="T6">17</text:span> 04 00 01 00</text:p>
      <text:p text:style-name="P1"/>
      <text:p text:style-name="P1">55 aa 03 07 00 08 <text:span text:style-name="T6">10</text:span> 02 00 04 00 00 00 16</text:p>
      <text:p text:style-name="P1"/>
      <text:p text:style-name="P1"/>
      <text:p text:style-name="P14">Nach Start</text:p>
      <text:p text:style-name="P13">55 AA 00 08 00 00 <text:span text:style-name="T6">07</text:span> C6 E5 D6 D4 4C BE FD 40 48 02 C6 </text:p>
      <text:p text:style-name="P13">55 AA 00 00 00 00 FF</text:p>
      <text:p text:style-name="P13"/>
      <text:p text:style-name="P21">Startsequenz</text:p>
      <text:p text:style-name="P13">//<text:span text:style-name="T10">Temperature Scale C</text:span></text:p>
      <text:p text:style-name="P13">MCU: 55 aa 03 07 00 05 <text:span text:style-name="T6">17</text:span> 04 00 01 00</text:p>
      <text:p text:style-name="P13">//<text:span text:style-name="T10">Device is on</text:span></text:p>
      <text:p text:style-name="P13">MCU: 55 aa 03 07 00 05 <text:span text:style-name="T6">01</text:span> 01 00 01 01</text:p>
      <text:p text:style-name="P13">//<text:span text:style-name="T10">Actual temperature</text:span></text:p>
      <text:p text:style-name="P13">MCU: 55 aa 03 07 00 08 <text:span text:style-name="T6">18</text:span> 02 00 04 00 00 00 18</text:p>
      <text:p text:style-name="P19">//<text:span text:style-name="T10">Floor temperature</text:span></text:p>
      <text:p text:style-name="P13">MCU: 55 aa 03 07 00 08 <text:span text:style-name="T6">65</text:span> 02 00 04 00 00 00 00</text:p>
      <text:p text:style-name="P13">//<text:span text:style-name="T10">Temperature </text:span><text:span text:style-name="T12">target</text:span></text:p>
      <text:p text:style-name="P13">MCU: 55 aa 03 07 00 08 <text:span text:style-name="T6">10</text:span> 02 00 04 00 00 00 1a</text:p>
      <text:p text:style-name="P13">//<text:span text:style-name="T10">Mode - manual</text:span></text:p>
      <text:p text:style-name="P13">MCU: 55 aa 03 07 00 05 <text:span text:style-name="T6">02</text:span> 04 00 01 01</text:p>
      <text:p text:style-name="P13">//<text:span text:style-name="T10">Temperature ceiling - 35C</text:span></text:p>
      <text:p text:style-name="P13">MCU: 55 aa 03 07 00 08 <text:span text:style-name="T6">13</text:span> 02 00 04 00 00 00 23</text:p>
      <text:p text:style-name="P15">//<text:span text:style-name="T4">Lower limit of temperature - </text:span><text:span text:style-name="T10">5C</text:span></text:p>
      <text:p text:style-name="P13">MCU: 55 aa 03 07 00 08 <text:span text:style-name="T6">1a</text:span> 02 00 04 00 00 00 05</text:p>
      <text:p text:style-name="P15">//<text:span text:style-name="T5">temp_differ_on - </text:span><text:span text:style-name="T10">1C</text:span></text:p>
      <text:p text:style-name="P13">MCU: 55 aa 03 07 00 08 <text:span text:style-name="T6">6a</text:span> 02 00 04 00 00 00 01</text:p>
      <text:p text:style-name="P16">//<text:span text:style-name="T4">Temperature correction - </text:span><text:span text:style-name="T11">0C</text:span></text:p>
      <text:p text:style-name="P13">MCU: 55 aa 03 07 00 08 <text:span text:style-name="T6">1b</text:span> 02 00 04 00 00 00 00</text:p>
      <text:p text:style-name="P16">//<text:span text:style-name="T3">sensor selection - </text:span><text:span text:style-name="T11">in</text:span></text:p>
      <text:p text:style-name="P13">MCU: 55 aa 03 07 00 05 <text:span text:style-name="T6">2b</text:span> 04 00 01 00</text:p>
      <text:p text:style-name="P16">//<text:span text:style-name="T1">programming_mode - </text:span><text:span text:style-name="T11">weekend (2 days off)</text:span></text:p>
      <text:p text:style-name="P13">MCU: 55 aa 03 07 00 05 <text:span text:style-name="T6">68</text:span> 04 00 01 01</text:p>
      <text:p text:style-name="P17">//<text:span text:style-name="T11">Wifi state?</text:span></text:p>
      <text:p text:style-name="P13">MCU: 55 aa 03 07 00 05 <text:span text:style-name="T2">2d</text:span> 05 00 01 00</text:p>
      <text:p text:style-name="P16">//<text:span text:style-name="T1">Freeze - </text:span><text:span text:style-name="T11">off</text:span></text:p>
      <text:p text:style-name="P13">MCU: 55 aa 03 07 00 05 <text:span text:style-name="T6">67</text:span> 01 00 01 00</text:p>
      <text:p text:style-name="P13">//<text:span text:style-name="T11">Schedules</text:span></text:p>
      <text:p text:style-name="P13"><text:soft-page-break/>MCU: 55 aa 03 07 00 1c <text:span text:style-name="T6">6c</text:span> 00 00 18 06 00 14 08 00 0f 0b 1e 0f 0c 1e 0f 11 00 16 16 00 0f 08 00 16 17 00 0f</text:p>
      <text:p text:style-name="P16">//<text:span text:style-name="T9">child lock - </text:span><text:span text:style-name="T11">off</text:span></text:p>
      <text:p text:style-name="P13">MCU: 55 aa 03 07 00 05 <text:span text:style-name="T6">28</text:span> 01 00 01 00</text:p>
      <text:p text:style-name="P18">//<text:span text:style-name="T11">Wifi state?</text:span></text:p>
      <text:p text:style-name="P13">MCU: 55 aa 03 07 00 05 <text:span text:style-name="T2">24</text:span> 04 00 01 00</text:p>
      <text:p text:style-name="P13"/>
      <text:p text:style-name="P13"/>
      <text:p text:style-name="P13">55 AA 00 1C 00 08 01 46 00 00 <text:s text:c="2"/>00 00 00 04 6E</text:p>
      <text:p text:style-name="P16"/>
      <text:p text:style-name="P13"/>
      <text:p text:style-name="P13"/>
      <text:p text:style-name="P13">30 82 7E 1F 96 34 FB 21 83 93 92 85 04 4F 41 71 45 EC</text:p>
      <text:p text:style-name="P13">30 82 7E 1F 96 34 FB 21 83 93 92 85 04 4F 41 71 45 EC</text:p>
      <text:p text:style-name="P13">30 82 7E 1F 96 34 FB 21 83 93 92 85 04 4F 41 71 45 EC </text:p>
      <text:p text:style-name="P13"/>
      <text:p text:style-name="P23">Start bei Geraetinitialisierung</text:p>
      <text:p text:style-name="P13"/>
      <text:p text:style-name="P13">30 82 7E 1F 96 34 FB 21 83 93 92 85 04 4F 41 71 45 EC</text:p>
      <text:p text:style-name="P13">//<text:span text:style-name="T13">Uhrzeit (Initial year is 2070 = 0x46</text:span></text:p>
      <text:p text:style-name="P13">55 AA 00 1C 00 08 01 46 00 00 00 00 00 04 6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13:30:26.816455710</meta:creation-date>
    <dc:date>2021-01-16T09:03:28.354313422</dc:date>
    <meta:editing-duration>PT4H45M19S</meta:editing-duration>
    <meta:editing-cycles>12</meta:editing-cycles>
    <meta:generator>LibreOffice/7.0.4.2$Linux_X86_64 LibreOffice_project/00$Build-2</meta:generator>
    <meta:document-statistic meta:table-count="0" meta:image-count="0" meta:object-count="0" meta:page-count="3" meta:paragraph-count="132" meta:word-count="1512" meta:character-count="5161" meta:non-whitespace-character-count="3641"/>
  </office:meta>
</office:document-meta>
</file>